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89.91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36.27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d_Su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everages (Production/Distribution)</text:p>
          </table:table-cell>
          <table:table-cell office:value-type="float" office:value="2003060" calcext:value-type="float">
            <text:p>2003060</text:p>
          </table:table-cell>
          <table:table-cell office:value-type="float" office:value="-0.0795783888876088" calcext:value-type="float">
            <text:p>-0.079578388887609</text:p>
          </table:table-cell>
          <table:table-cell office:value-type="float" office:value="0.18534949668454" calcext:value-type="float">
            <text:p>0.18534949668454</text:p>
          </table:table-cell>
          <table:table-cell office:value-type="float" office:value="-1.14275700934579" calcext:value-type="float">
            <text:p>-1.14275700934579</text:p>
          </table:table-cell>
          <table:table-cell office:value-type="float" office:value="9" calcext:value-type="float">
            <text:p>9</text:p>
          </table:table-cell>
          <table:table-cell table:formula="of:=[.D1]-[.E1]" office:value-type="float" office:value="1.32810650603033" calcext:value-type="float">
            <text:p>1.32810650603033</text:p>
          </table:table-cell>
        </table:table-row>
        <table:table-row table:style-name="ro1">
          <table:table-cell office:value-type="string" calcext:value-type="string">
            <text:p>Oil Refining/Marketing</text:p>
          </table:table-cell>
          <table:table-cell office:value-type="float" office:value="6737187" calcext:value-type="float">
            <text:p>6737187</text:p>
          </table:table-cell>
          <table:table-cell office:value-type="float" office:value="-0.0834044913190113" calcext:value-type="float">
            <text:p>-0.083404491319011</text:p>
          </table:table-cell>
          <table:table-cell office:value-type="float" office:value="0.0590275372787271" calcext:value-type="float">
            <text:p>0.059027537278727</text:p>
          </table:table-cell>
          <table:table-cell office:value-type="float" office:value="-0.828435495573005" calcext:value-type="float">
            <text:p>-0.828435495573005</text:p>
          </table:table-cell>
          <table:table-cell office:value-type="float" office:value="7" calcext:value-type="float">
            <text:p>7</text:p>
          </table:table-cell>
          <table:table-cell table:formula="of:=[.D2]-[.E2]" office:value-type="float" office:value="0.887463032851732" calcext:value-type="float">
            <text:p>0.887463032851732</text:p>
          </table:table-cell>
        </table:table-row>
        <table:table-row table:style-name="ro1">
          <table:table-cell office:value-type="string" calcext:value-type="string">
            <text:p>Air Freight/Delivery Services</text:p>
          </table:table-cell>
          <table:table-cell office:value-type="float" office:value="15427392" calcext:value-type="float">
            <text:p>15427392</text:p>
          </table:table-cell>
          <table:table-cell office:value-type="float" office:value="0.0174757985824425" calcext:value-type="float">
            <text:p>0.017475798582443</text:p>
          </table:table-cell>
          <table:table-cell office:value-type="float" office:value="0.189626037627592" calcext:value-type="float">
            <text:p>0.189626037627592</text:p>
          </table:table-cell>
          <table:table-cell office:value-type="float" office:value="-0.390153520381154" calcext:value-type="float">
            <text:p>-0.390153520381154</text:p>
          </table:table-cell>
          <table:table-cell office:value-type="float" office:value="9" calcext:value-type="float">
            <text:p>9</text:p>
          </table:table-cell>
          <table:table-cell table:formula="of:=[.D3]-[.E3]" office:value-type="float" office:value="0.579779558008746" calcext:value-type="float">
            <text:p>0.579779558008746</text:p>
          </table:table-cell>
        </table:table-row>
        <table:table-row table:style-name="ro1">
          <table:table-cell office:value-type="string" calcext:value-type="string">
            <text:p>Recreational Products/Toys</text:p>
          </table:table-cell>
          <table:table-cell office:value-type="float" office:value="5245421" calcext:value-type="float">
            <text:p>5245421</text:p>
          </table:table-cell>
          <table:table-cell office:value-type="float" office:value="0.142395175837881" calcext:value-type="float">
            <text:p>0.142395175837881</text:p>
          </table:table-cell>
          <table:table-cell office:value-type="float" office:value="0.498704853135233" calcext:value-type="float">
            <text:p>0.498704853135233</text:p>
          </table:table-cell>
          <table:table-cell office:value-type="float" office:value="-0.0424052746063069" calcext:value-type="float">
            <text:p>-0.042405274606307</text:p>
          </table:table-cell>
          <table:table-cell office:value-type="float" office:value="8" calcext:value-type="float">
            <text:p>8</text:p>
          </table:table-cell>
          <table:table-cell table:formula="of:=[.D4]-[.E4]" office:value-type="float" office:value="0.54111012774154" calcext:value-type="float">
            <text:p>0.54111012774154</text:p>
          </table:table-cell>
        </table:table-row>
        <table:table-row table:style-name="ro1">
          <table:table-cell office:value-type="string" calcext:value-type="string">
            <text:p>Home Furnishings</text:p>
          </table:table-cell>
          <table:table-cell office:value-type="float" office:value="4819739" calcext:value-type="float">
            <text:p>4819739</text:p>
          </table:table-cell>
          <table:table-cell office:value-type="float" office:value="0.0335218217064575" calcext:value-type="float">
            <text:p>0.033521821706458</text:p>
          </table:table-cell>
          <table:table-cell office:value-type="float" office:value="0.270817554489607" calcext:value-type="float">
            <text:p>0.270817554489607</text:p>
          </table:table-cell>
          <table:table-cell office:value-type="float" office:value="-0.19544658735301" calcext:value-type="float">
            <text:p>-0.19544658735301</text:p>
          </table:table-cell>
          <table:table-cell office:value-type="float" office:value="14" calcext:value-type="float">
            <text:p>14</text:p>
          </table:table-cell>
          <table:table-cell table:formula="of:=[.D5]-[.E5]" office:value-type="float" office:value="0.466264141842617" calcext:value-type="float">
            <text:p>0.466264141842617</text:p>
          </table:table-cell>
        </table:table-row>
        <table:table-row table:style-name="ro1">
          <table:table-cell office:value-type="string" calcext:value-type="string">
            <text:p>Military/Government/Technical</text:p>
          </table:table-cell>
          <table:table-cell office:value-type="float" office:value="2550186" calcext:value-type="float">
            <text:p>2550186</text:p>
          </table:table-cell>
          <table:table-cell office:value-type="float" office:value="0.0311166953221084" calcext:value-type="float">
            <text:p>0.031116695322109</text:p>
          </table:table-cell>
          <table:table-cell office:value-type="float" office:value="0.30402994848938" calcext:value-type="float">
            <text:p>0.30402994848938</text:p>
          </table:table-cell>
          <table:table-cell office:value-type="float" office:value="-0.132123650713816" calcext:value-type="float">
            <text:p>-0.132123650713816</text:p>
          </table:table-cell>
          <table:table-cell office:value-type="float" office:value="12" calcext:value-type="float">
            <text:p>12</text:p>
          </table:table-cell>
          <table:table-cell table:formula="of:=[.D6]-[.E6]" office:value-type="float" office:value="0.436153599203196" calcext:value-type="float">
            <text:p>0.436153599203196</text:p>
          </table:table-cell>
        </table:table-row>
        <table:table-row table:style-name="ro1">
          <table:table-cell office:value-type="string" calcext:value-type="string">
            <text:p>Plastic Products</text:p>
          </table:table-cell>
          <table:table-cell office:value-type="float" office:value="372893" calcext:value-type="float">
            <text:p>372893</text:p>
          </table:table-cell>
          <table:table-cell office:value-type="float" office:value="0.131455011854638" calcext:value-type="float">
            <text:p>0.131455011854638</text:p>
          </table:table-cell>
          <table:table-cell office:value-type="float" office:value="0.315193571950329" calcext:value-type="float">
            <text:p>0.315193571950329</text:p>
          </table:table-cell>
          <table:table-cell office:value-type="float" office:value="0.00977076287110109" calcext:value-type="float">
            <text:p>0.009770762871101</text:p>
          </table:table-cell>
          <table:table-cell office:value-type="float" office:value="3" calcext:value-type="float">
            <text:p>3</text:p>
          </table:table-cell>
          <table:table-cell table:formula="of:=[.D7]-[.E7]" office:value-type="float" office:value="0.305422809079228" calcext:value-type="float">
            <text:p>0.305422809079228</text:p>
          </table:table-cell>
        </table:table-row>
        <table:table-row table:style-name="ro1">
          <table:table-cell office:value-type="string" calcext:value-type="string">
            <text:p>RETAIL: Building Materials</text:p>
          </table:table-cell>
          <table:table-cell office:value-type="float" office:value="6500678" calcext:value-type="float">
            <text:p>6500678</text:p>
          </table:table-cell>
          <table:table-cell office:value-type="float" office:value="-0.0102275348386022" calcext:value-type="float">
            <text:p>-0.010227534838602</text:p>
          </table:table-cell>
          <table:table-cell office:value-type="float" office:value="0.0773026315789474" calcext:value-type="float">
            <text:p>0.077302631578947</text:p>
          </table:table-cell>
          <table:table-cell office:value-type="float" office:value="-0.206370275338005" calcext:value-type="float">
            <text:p>-0.206370275338005</text:p>
          </table:table-cell>
          <table:table-cell office:value-type="float" office:value="7" calcext:value-type="float">
            <text:p>7</text:p>
          </table:table-cell>
          <table:table-cell table:formula="of:=[.D8]-[.E8]" office:value-type="float" office:value="0.283672906916952" calcext:value-type="float">
            <text:p>0.283672906916952</text:p>
          </table:table-cell>
        </table:table-row>
        <table:table-row table:style-name="ro1">
          <table:table-cell office:value-type="string" calcext:value-type="string">
            <text:p>Investment Managers</text:p>
          </table:table-cell>
          <table:table-cell office:value-type="float" office:value="969465" calcext:value-type="float">
            <text:p>969465</text:p>
          </table:table-cell>
          <table:table-cell office:value-type="float" office:value="0.0671049919231832" calcext:value-type="float">
            <text:p>0.067104991923183</text:p>
          </table:table-cell>
          <table:table-cell office:value-type="float" office:value="0.188817367158904" calcext:value-type="float">
            <text:p>0.188817367158904</text:p>
          </table:table-cell>
          <table:table-cell office:value-type="float" office:value="-0.0878453038674033" calcext:value-type="float">
            <text:p>-0.087845303867403</text:p>
          </table:table-cell>
          <table:table-cell office:value-type="float" office:value="11" calcext:value-type="float">
            <text:p>11</text:p>
          </table:table-cell>
          <table:table-cell table:formula="of:=[.D9]-[.E9]" office:value-type="float" office:value="0.276662671026308" calcext:value-type="float">
            <text:p>0.276662671026308</text:p>
          </table:table-cell>
        </table:table-row>
        <table:table-row table:style-name="ro1">
          <table:table-cell office:value-type="string" calcext:value-type="string">
            <text:p>Forest Products</text:p>
          </table:table-cell>
          <table:table-cell office:value-type="float" office:value="1388966" calcext:value-type="float">
            <text:p>1388966</text:p>
          </table:table-cell>
          <table:table-cell office:value-type="float" office:value="-0.0105173121853255" calcext:value-type="float">
            <text:p>-0.010517312185326</text:p>
          </table:table-cell>
          <table:table-cell office:value-type="float" office:value="0.0717974384811201" calcext:value-type="float">
            <text:p>0.07179743848112</text:p>
          </table:table-cell>
          <table:table-cell office:value-type="float" office:value="-0.1487450985243" calcext:value-type="float">
            <text:p>-0.1487450985243</text:p>
          </table:table-cell>
          <table:table-cell office:value-type="float" office:value="3" calcext:value-type="float">
            <text:p>3</text:p>
          </table:table-cell>
          <table:table-cell table:formula="of:=[.D10]-[.E10]" office:value-type="float" office:value="0.22054253700542" calcext:value-type="float">
            <text:p>0.22054253700542</text:p>
          </table:table-cell>
        </table:table-row>
        <table:table-row table:style-name="ro1">
          <table:table-cell office:value-type="string" calcext:value-type="string">
            <text:p>Trucking Freight/Courier Services</text:p>
          </table:table-cell>
          <table:table-cell office:value-type="float" office:value="7022564" calcext:value-type="float">
            <text:p>7022564</text:p>
          </table:table-cell>
          <table:table-cell office:value-type="float" office:value="0.0390698129362697" calcext:value-type="float">
            <text:p>0.03906981293627</text:p>
          </table:table-cell>
          <table:table-cell office:value-type="float" office:value="0.154166538117422" calcext:value-type="float">
            <text:p>0.154166538117422</text:p>
          </table:table-cell>
          <table:table-cell office:value-type="float" office:value="-0.0372754089568249" calcext:value-type="float">
            <text:p>-0.037275408956825</text:p>
          </table:table-cell>
          <table:table-cell office:value-type="float" office:value="14" calcext:value-type="float">
            <text:p>14</text:p>
          </table:table-cell>
          <table:table-cell table:formula="of:=[.D11]-[.E11]" office:value-type="float" office:value="0.191441947074247" calcext:value-type="float">
            <text:p>0.191441947074247</text:p>
          </table:table-cell>
        </table:table-row>
        <table:table-row table:style-name="ro1">
          <table:table-cell office:value-type="string" calcext:value-type="string">
            <text:p>Food Chains</text:p>
          </table:table-cell>
          <table:table-cell office:value-type="float" office:value="5909772" calcext:value-type="float">
            <text:p>5909772</text:p>
          </table:table-cell>
          <table:table-cell office:value-type="float" office:value="0.0369651772864234" calcext:value-type="float">
            <text:p>0.036965177286423</text:p>
          </table:table-cell>
          <table:table-cell office:value-type="float" office:value="0.123558654796207" calcext:value-type="float">
            <text:p>0.123558654796207</text:p>
          </table:table-cell>
          <table:table-cell office:value-type="float" office:value="-0.0180591928976612" calcext:value-type="float">
            <text:p>-0.018059192897661</text:p>
          </table:table-cell>
          <table:table-cell office:value-type="float" office:value="5" calcext:value-type="float">
            <text:p>5</text:p>
          </table:table-cell>
          <table:table-cell table:formula="of:=[.D12]-[.E12]" office:value-type="float" office:value="0.141617847693868" calcext:value-type="float">
            <text:p>0.141617847693868</text:p>
          </table:table-cell>
        </table:table-row>
        <table:table-row table:style-name="ro1">
          <table:table-cell office:value-type="string" calcext:value-type="string">
            <text:p>Shoe Manufacturing</text:p>
          </table:table-cell>
          <table:table-cell office:value-type="float" office:value="818434" calcext:value-type="float">
            <text:p>818434</text:p>
          </table:table-cell>
          <table:table-cell office:value-type="float" office:value="0.0182563486658421" calcext:value-type="float">
            <text:p>0.018256348665842</text:p>
          </table:table-cell>
          <table:table-cell office:value-type="float" office:value="0.107911806976158" calcext:value-type="float">
            <text:p>0.107911806976158</text:p>
          </table:table-cell>
          <table:table-cell office:value-type="float" office:value="-0.0272917803399234" calcext:value-type="float">
            <text:p>-0.027291780339924</text:p>
          </table:table-cell>
          <table:table-cell office:value-type="float" office:value="4" calcext:value-type="float">
            <text:p>4</text:p>
          </table:table-cell>
          <table:table-cell table:formula="of:=[.D13]-[.E13]" office:value-type="float" office:value="0.135203587316082" calcext:value-type="float">
            <text:p>0.135203587316082</text:p>
          </table:table-cell>
        </table:table-row>
        <table:table-row table:style-name="ro1">
          <table:table-cell office:value-type="string" calcext:value-type="string">
            <text:p>Ordnance And Accessories</text:p>
          </table:table-cell>
          <table:table-cell office:value-type="float" office:value="278833" calcext:value-type="float">
            <text:p>278833</text:p>
          </table:table-cell>
          <table:table-cell office:value-type="float" office:value="0.095407312329121" calcext:value-type="float">
            <text:p>0.095407312329121</text:p>
          </table:table-cell>
          <table:table-cell office:value-type="float" office:value="0.160150841115989" calcext:value-type="float">
            <text:p>0.160150841115989</text:p>
          </table:table-cell>
          <table:table-cell office:value-type="float" office:value="0.0306637835422535" calcext:value-type="float">
            <text:p>0.030663783542254</text:p>
          </table:table-cell>
          <table:table-cell office:value-type="float" office:value="2" calcext:value-type="float">
            <text:p>2</text:p>
          </table:table-cell>
          <table:table-cell table:formula="of:=[.D14]-[.E14]" office:value-type="float" office:value="0.129487057573735" calcext:value-type="float">
            <text:p>0.129487057573735</text:p>
          </table:table-cell>
        </table:table-row>
        <table:table-row table:style-name="ro1">
          <table:table-cell office:value-type="string" calcext:value-type="string">
            <text:p>Specialty Foods</text:p>
          </table:table-cell>
          <table:table-cell office:value-type="float" office:value="1111828" calcext:value-type="float">
            <text:p>1111828</text:p>
          </table:table-cell>
          <table:table-cell office:value-type="float" office:value="0.035762407793451" calcext:value-type="float">
            <text:p>0.035762407793451</text:p>
          </table:table-cell>
          <table:table-cell office:value-type="float" office:value="0.0811823480432973" calcext:value-type="float">
            <text:p>0.081182348043297</text:p>
          </table:table-cell>
          <table:table-cell office:value-type="float" office:value="-0.0311697894936065" calcext:value-type="float">
            <text:p>-0.031169789493607</text:p>
          </table:table-cell>
          <table:table-cell office:value-type="float" office:value="5" calcext:value-type="float">
            <text:p>5</text:p>
          </table:table-cell>
          <table:table-cell table:formula="of:=[.D15]-[.E15]" office:value-type="float" office:value="0.112352137536904" calcext:value-type="float">
            <text:p>0.112352137536904</text:p>
          </table:table-cell>
        </table:table-row>
        <table:table-row table:style-name="ro1">
          <table:table-cell office:value-type="string" calcext:value-type="string">
            <text:p>Auto Parts:O.E.M.</text:p>
          </table:table-cell>
          <table:table-cell office:value-type="float" office:value="7844071" calcext:value-type="float">
            <text:p>7844071</text:p>
          </table:table-cell>
          <table:table-cell office:value-type="float" office:value="0.0319071121338932" calcext:value-type="float">
            <text:p>0.031907112133893</text:p>
          </table:table-cell>
          <table:table-cell office:value-type="float" office:value="0.075770669142289" calcext:value-type="float">
            <text:p>0.075770669142289</text:p>
          </table:table-cell>
          <table:table-cell office:value-type="float" office:value="-0.0359712230215827" calcext:value-type="float">
            <text:p>-0.035971223021583</text:p>
          </table:table-cell>
          <table:table-cell office:value-type="float" office:value="10" calcext:value-type="float">
            <text:p>10</text:p>
          </table:table-cell>
          <table:table-cell table:formula="of:=[.D16]-[.E16]" office:value-type="float" office:value="0.111741892163872" calcext:value-type="float">
            <text:p>0.111741892163872</text:p>
          </table:table-cell>
        </table:table-row>
        <table:table-row table:style-name="ro1">
          <table:table-cell office:value-type="string" calcext:value-type="string">
            <text:p>Meat/Poultry/Fish</text:p>
          </table:table-cell>
          <table:table-cell office:value-type="float" office:value="2759712" calcext:value-type="float">
            <text:p>2759712</text:p>
          </table:table-cell>
          <table:table-cell office:value-type="float" office:value="0.0905402277558074" calcext:value-type="float">
            <text:p>0.090540227755808</text:p>
          </table:table-cell>
          <table:table-cell office:value-type="float" office:value="0.133179891465752" calcext:value-type="float">
            <text:p>0.133179891465752</text:p>
          </table:table-cell>
          <table:table-cell office:value-type="float" office:value="0.0479005640458625" calcext:value-type="float">
            <text:p>0.047900564045863</text:p>
          </table:table-cell>
          <table:table-cell office:value-type="float" office:value="2" calcext:value-type="float">
            <text:p>2</text:p>
          </table:table-cell>
          <table:table-cell table:formula="of:=[.D17]-[.E17]" office:value-type="float" office:value="0.0852793274198898" calcext:value-type="float">
            <text:p>0.08527932741989</text:p>
          </table:table-cell>
        </table:table-row>
        <table:table-row table:style-name="ro1">
          <table:table-cell office:value-type="string" calcext:value-type="string">
            <text:p>Consumer Electronics/Appliances</text:p>
          </table:table-cell>
          <table:table-cell office:value-type="float" office:value="349039" calcext:value-type="float">
            <text:p>349039</text:p>
          </table:table-cell>
          <table:table-cell office:value-type="float" office:value="0.0221472545444184" calcext:value-type="float">
            <text:p>0.022147254544419</text:p>
          </table:table-cell>
          <table:table-cell office:value-type="float" office:value="0.0628598121808605" calcext:value-type="float">
            <text:p>0.062859812180861</text:p>
          </table:table-cell>
          <table:table-cell office:value-type="float" office:value="-0.0148950967891503" calcext:value-type="float">
            <text:p>-0.01489509678915</text:p>
          </table:table-cell>
          <table:table-cell office:value-type="float" office:value="4" calcext:value-type="float">
            <text:p>4</text:p>
          </table:table-cell>
          <table:table-cell table:formula="of:=[.D18]-[.E18]" office:value-type="float" office:value="0.0777549089700108" calcext:value-type="float">
            <text:p>0.077754908970011</text:p>
          </table:table-cell>
        </table:table-row>
        <table:table-row table:style-name="ro1">
          <table:table-cell office:value-type="string" calcext:value-type="string">
            <text:p>Life Insurance</text:p>
          </table:table-cell>
          <table:table-cell office:value-type="float" office:value="1078351" calcext:value-type="float">
            <text:p>1078351</text:p>
          </table:table-cell>
          <table:table-cell office:value-type="float" office:value="-0.00128162775686042" calcext:value-type="float">
            <text:p>-0.00128162775686</text:p>
          </table:table-cell>
          <table:table-cell office:value-type="float" office:value="0.0194402409241419" calcext:value-type="float">
            <text:p>0.019440240924142</text:p>
          </table:table-cell>
          <table:table-cell office:value-type="float" office:value="-0.0575250836120401" calcext:value-type="float">
            <text:p>-0.05752508361204</text:p>
          </table:table-cell>
          <table:table-cell office:value-type="float" office:value="5" calcext:value-type="float">
            <text:p>5</text:p>
          </table:table-cell>
          <table:table-cell table:formula="of:=[.D19]-[.E19]" office:value-type="float" office:value="0.076965324536182" calcext:value-type="float">
            <text:p>0.076965324536182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645445" calcext:value-type="float">
            <text:p>1645445</text:p>
          </table:table-cell>
          <table:table-cell office:value-type="float" office:value="0.0607103211338136" calcext:value-type="float">
            <text:p>0.060710321133814</text:p>
          </table:table-cell>
          <table:table-cell office:value-type="float" office:value="0.0924315417416133" calcext:value-type="float">
            <text:p>0.092431541741613</text:p>
          </table:table-cell>
          <table:table-cell office:value-type="float" office:value="0.0289891005260139" calcext:value-type="float">
            <text:p>0.028989100526014</text:p>
          </table:table-cell>
          <table:table-cell office:value-type="float" office:value="2" calcext:value-type="float">
            <text:p>2</text:p>
          </table:table-cell>
          <table:table-cell table:formula="of:=[.D20]-[.E20]" office:value-type="float" office:value="0.0634424412155995" calcext:value-type="float">
            <text:p>0.0634424412156</text:p>
          </table:table-cell>
        </table:table-row>
        <table:table-row table:style-name="ro1">
          <table:table-cell office:value-type="string" calcext:value-type="string">
            <text:p>Retail: Computer Software &amp; Peripheral Equipment</text:p>
          </table:table-cell>
          <table:table-cell office:value-type="float" office:value="7893880" calcext:value-type="float">
            <text:p>7893880</text:p>
          </table:table-cell>
          <table:table-cell office:value-type="float" office:value="0.0379663474018658" calcext:value-type="float">
            <text:p>0.037966347401866</text:p>
          </table:table-cell>
          <table:table-cell office:value-type="float" office:value="0.0625918822712924" calcext:value-type="float">
            <text:p>0.062591882271293</text:p>
          </table:table-cell>
          <table:table-cell office:value-type="float" office:value="0.0207896490258945" calcext:value-type="float">
            <text:p>0.020789649025895</text:p>
          </table:table-cell>
          <table:table-cell office:value-type="float" office:value="4" calcext:value-type="float">
            <text:p>4</text:p>
          </table:table-cell>
          <table:table-cell table:formula="of:=[.D21]-[.E21]" office:value-type="float" office:value="0.0418022332453979" calcext:value-type="float">
            <text:p>0.041802233245398</text:p>
          </table:table-cell>
        </table:table-row>
        <table:table-row table:style-name="ro1">
          <table:table-cell office:value-type="string" calcext:value-type="string">
            <text:p>Railroads</text:p>
          </table:table-cell>
          <table:table-cell office:value-type="float" office:value="2968423" calcext:value-type="float">
            <text:p>2968423</text:p>
          </table:table-cell>
          <table:table-cell office:value-type="float" office:value="0.0178315444979639" calcext:value-type="float">
            <text:p>0.017831544497964</text:p>
          </table:table-cell>
          <table:table-cell office:value-type="float" office:value="0.0390356897735072" calcext:value-type="float">
            <text:p>0.039035689773507</text:p>
          </table:table-cell>
          <table:table-cell office:value-type="float" office:value="0.000216652506372132" calcext:value-type="float">
            <text:p>0.000216652506372</text:p>
          </table:table-cell>
          <table:table-cell office:value-type="float" office:value="3" calcext:value-type="float">
            <text:p>3</text:p>
          </table:table-cell>
          <table:table-cell table:formula="of:=[.D22]-[.E22]" office:value-type="float" office:value="0.0388190372671351" calcext:value-type="float">
            <text:p>0.038819037267135</text:p>
          </table:table-cell>
        </table:table-row>
        <table:table-row table:style-name="ro1">
          <table:table-cell office:value-type="string" calcext:value-type="string">
            <text:p>Mining &amp; Quarrying of Nonmetallic Minerals (No Fuels)</text:p>
          </table:table-cell>
          <table:table-cell office:value-type="float" office:value="38650" calcext:value-type="float">
            <text:p>38650</text:p>
          </table:table-cell>
          <table:table-cell table:number-columns-repeated="3" office:value-type="float" office:value="0.0344557956110082" calcext:value-type="float">
            <text:p>0.034455795611008</text:p>
          </table:table-cell>
          <table:table-cell office:value-type="float" office:value="1" calcext:value-type="float">
            <text:p>1</text:p>
          </table:table-cell>
          <table:table-cell table:formula="of:=[.D23]-[.E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 Pharmaceuticals</text:p>
          </table:table-cell>
          <table:table-cell office:value-type="float" office:value="128018" calcext:value-type="float">
            <text:p>128018</text:p>
          </table:table-cell>
          <table:table-cell table:number-columns-repeated="3" office:value-type="float" office:value="0.0267281892489897" calcext:value-type="float">
            <text:p>0.02672818924899</text:p>
          </table:table-cell>
          <table:table-cell office:value-type="float" office:value="1" calcext:value-type="float">
            <text:p>1</text:p>
          </table:table-cell>
          <table:table-cell table:formula="of:=[.D24]-[.E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 Generation</text:p>
          </table:table-cell>
          <table:table-cell office:value-type="float" office:value="191289" calcext:value-type="float">
            <text:p>191289</text:p>
          </table:table-cell>
          <table:table-cell table:number-columns-repeated="3" office:value-type="float" office:value="-0.00225636220161768" calcext:value-type="float">
            <text:p>-0.002256362201618</text:p>
          </table:table-cell>
          <table:table-cell office:value-type="float" office:value="1" calcext:value-type="float">
            <text:p>1</text:p>
          </table:table-cell>
          <table:table-cell table:formula="of:=[.D25]-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Total NTA</text:p>
          </table:table-cell>
          <table:table-cell office:value-type="string" calcext:value-type="string">
            <text:p>Avg ROA</text:p>
          </table:table-cell>
          <table:table-cell office:value-type="string" calcext:value-type="string">
            <text:p>High ROA</text:p>
          </table:table-cell>
          <table:table-cell office:value-type="string" calcext:value-type="string">
            <text:p>Low ROA</text:p>
          </table:table-cell>
          <table:table-cell office:value-type="string" calcext:value-type="string">
            <text:p># of Companies</text:p>
          </table:table-cell>
          <table:table-cell/>
        </table:table-row>
      </table:table>
      <table:named-expressions/>
      <table:database-ranges>
        <table:database-range table:name="__Anonymous_Sheet_DB__0" table:target-range-address="Ind_Sum.A1:Ind_Sum.G26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19:02:50.461000000</dc:date>
    <meta:editing-duration>PT3M37S</meta:editing-duration>
    <meta:editing-cycles>1</meta:editing-cycles>
    <meta:document-statistic meta:table-count="1" meta:cell-count="181" meta:object-count="0"/>
    <meta:generator>LibreOffice/5.2.3.3$Windows_X86_64 LibreOffice_project/d54a8868f08a7b39642414cf2c8ef2f228f780cf</meta:generator>
  </office:meta>
</office:document-meta>
</file>